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color="#000000" style:text-underline-style="solid" style:text-underline-width="auto" style:text-underline-color="font-color"/>
    </style:style>
    <style:style style:name="P6" style:family="paragraph" style:parent-style-name="Standard">
      <style:text-properties fo:color="#000000" fo:language="en" fo:country="none" fo:font-weight="normal" style:font-weight-asian="normal" style:font-weight-complex="normal"/>
    </style:style>
    <style:style style:name="P7" style:family="paragraph" style:parent-style-name="Standard">
      <style:text-properties fo:language="en" fo:country="non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1">
      <style:text-properties fo:color="#000000" fo:font-weight="bold" style:font-weight-asian="bold" style:font-weight-complex="bold"/>
    </style:style>
    <style:style style:name="P12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13" style:family="paragraph" style:parent-style-name="Standard" style:list-style-name="L1">
      <style:text-properties fo:color="#000000" fo:language="en" fo:country="none" fo:font-weight="normal" style:font-weight-asian="normal" style:font-weight-complex="normal"/>
    </style:style>
    <style:style style:name="P14" style:family="paragraph" style:parent-style-name="Standard" style:list-style-name="L1">
      <style:text-properties fo:color="#000000" fo:language="en" fo:country="none" fo:font-weight="bold" style:font-weight-asian="bold" style:font-weight-complex="bold"/>
    </style:style>
    <style:style style:name="P15" style:family="paragraph" style:parent-style-name="Standard" style:list-style-name="L1">
      <style:text-properties fo:language="en" fo:country="none" style:text-underline-style="solid" style:text-underline-width="auto" style:text-underline-color="font-color"/>
    </style:style>
    <style:style style:name="P16" style:family="paragraph" style:parent-style-name="Standard" style:list-style-name="L1">
      <style:text-properties fo:language="en" fo:country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language="en" fo:country="none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style:text-underline-style="solid" style:text-underline-width="auto" style:text-underline-color="font-color"/>
    </style:style>
    <style:style style:name="T6" style:family="text">
      <style:text-properties fo:language="en" fo:country="none" fo:font-weight="normal" style:font-weight-asian="normal" style:font-weight-complex="normal"/>
    </style:style>
    <style:style style:name="T7" style:family="text">
      <style:text-properties fo:language="en" fo:country="none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language="en" fo:country="none"/>
    </style:style>
    <style:style style:name="T11" style:family="text">
      <style:text-properties fo:color="#000000" fo:language="en" fo:country="none" fo:font-weight="normal" style:font-weight-asian="normal" style:font-weight-complex="normal"/>
    </style:style>
    <style:style style:name="T12" style:family="text">
      <style:text-properties fo:color="#000000" fo:language="en" fo:country="none" style:text-underline-style="solid" style:text-underline-width="auto" style:text-underline-color="font-color"/>
    </style:style>
    <style:style style:name="T13" style:family="text">
      <style:text-properties fo:color="#000000" fo:language="en" fo:country="none" fo:font-weight="bold" style:font-weight-asian="bold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vss_pkg c<text:span text:style-name="T4">ontaining</text:span> the following useful parts :</text:p>
      <text:p text:style-name="Standard"/>
      <text:p text:style-name="P3">Simulated Environments :</text:p>
      <text:p text:style-name="P3"/>
      <text:list xml:id="list12581403431" text:style-name="L1">
        <text:list-item>
          <text:p text:style-name="P8">Several simulated environments can be found in the <text:span text:style-name="T1">worlds </text:span>folder. The environments have increasing level of topographical difficulty. The most simple is <text:span text:style-name="T1">srvss_world1.world</text:span> the most topographically difficult is the <text:span text:style-name="T1">srvss_world2.world.</text:span></text:p>
          <text:p text:style-name="P9">You can roslaunch these worlds by <text:s/>:</text:p>
          <text:p text:style-name="P10">$ roslaunch srvss_pkg <text:s/>srvss_bobcat_world.launch <text:span text:style-name="T2">sw:=[1,2,3,4,5].</text:span></text:p>
        </text:list-item>
      </text:list>
      <text:p text:style-name="P4"/>
      <text:p text:style-name="P4"/>
      <text:p text:style-name="P5">Simple autonomous Bobcat :</text:p>
      <text:p text:style-name="P5"/>
      <text:list xml:id="list1032913038" text:continue-list="list12581403431" text:style-name="L1">
        <text:list-item text:start-value="1">
          <text:p text:style-name="P8"><text:span text:style-name="T9">Simple bobcat URDF model with fixed arm and single SICK sensor. In other to use it, just</text:span><text:span text:style-name="T11"> shall run :</text:span></text:p>
          <text:p text:style-name="P11">$ rosrun srvss_pkg setupEnv <text:s/></text:p>
          <text:p text:style-name="P10"><text:span text:style-name="T9">Now, if you roslaunch </text:span><text:span text:style-name="T8">srvss_bobcat_world.launch </text:span><text:span text:style-name="T9">you will get the simplified bobcat.</text:span></text:p>
          <text:p text:style-name="P12"><text:s/></text:p>
        </text:list-item>
        <text:list-item>
          <text:p text:style-name="P8"><text:span text:style-name="T14">srvss_rate2efort_node</text:span><text:span text:style-name="T9"> – this node translate the bobcat acceleration and steering commands to bobcat wheels efforts. The d</text:span><text:span text:style-name="T4">ifference between this node and the rate2efort node in the bobcat_model package, is that this one considers the physics of bobcat power limitation </text:span><text:span text:style-name="T6">(Power = Rotation_velocity * Torque). </text:span><text:span text:style-name="T4">This prevent situations of bobcat throwing itself to air.</text:span></text:p>
          <text:p text:style-name="P15"/>
          <text:p text:style-name="P8"><text:span text:style-name="T5">Note :</text:span><text:span text:style-name="T4"> <text:s/>this node do not allow the control of the bobcat arm.</text:span></text:p>
        </text:list-item>
      </text:list>
      <text:p text:style-name="P7"/>
      <text:list xml:id="list1218551142" text:continue-numbering="true" text:style-name="L1">
        <text:list-item>
          <text:p text:style-name="P8"><text:span text:style-name="T7">srvss_wp_driver_node</text:span><text:span text:style-name="T4"> – this node receive a list of WayPoints and drives the bobcat over them,</text:span></text:p>
          <text:p text:style-name="P16">while avoiding obstacles on its path.</text:p>
          <text:p text:style-name="P16">In order to run it type :</text:p>
          <text:p text:style-name="P10"><text:span text:style-name="T4">$ rosrun srvss_pkg <text:s/>srvss_wp_driver <text:s/></text:span><text:span text:style-name="T3">10 30 50 60 ....</text:span></text:p>
          <text:p text:style-name="P13">(This will cause the bobcat to drive to first WP at lat=10, lon=30 and then to second WP at lat=50, lon=60).</text:p>
          <text:p text:style-name="P13"/>
          <text:p text:style-name="P9"><text:span text:style-name="T12">Note</text:span><text:span text:style-name="T10"> : <text:s/>in order for this to work you should use the srvss_rate2efort node. <text:s/></text:span></text:p>
          <text:p text:style-name="P13"/>
        </text:list-item>
        <text:list-item>
          <text:p text:style-name="P13">srvss_wp_keyboard_commander_node - this node reads continuously from the command line new WP coordinates and send them to srvss_wp_driver node.</text:p>
          <text:p text:style-name="P14">$ rosrun srvss_pkg <text:s/>srvss_wp_keyboard_commander_node</text:p>
          <text:p text:style-name="P10"><text:span text:style-name="T10"><text:s text:c="5"/></text:span><text:span text:style-name="T11">wp_X</text:span><text:span text:style-name="T10"> = <text:s/></text:span><text:span text:style-name="T3">10</text:span></text:p>
          <text:p text:style-name="P10"><text:span text:style-name="T10"><text:s text:c="5"/></text:span><text:span text:style-name="T11">wp_Y </text:span><text:span text:style-name="T10">= <text:s/></text:span><text:span text:style-name="T3">30</text:span></text:p>
        </text:list-item>
      </text:list>
      <text:p text:style-name="P6"/>
      <text:list xml:id="list2008112608" text:continue-numbering="true" text:style-name="L1">
        <text:list-header>
          <text:p text:style-name="P13"><text:span text:style-name="T15">Note</text:span> : <text:s/>in order for this to work you should rosrun first the srvss_wp_driver_node. <text:s/></text:p>
        </text:list-header>
      </text:list>
      <text:p text:style-name="P6"/>
      <text:p text:style-name="P2"/>
      <text:p text:style-name="P2"/>
      <text:list xml:id="list388360959" text:continue-numbering="true" text:style-name="L1">
        <text:list-header>
          <text:p text:style-name="P9"><text:s text:c="2"/></text:p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6:46:17</meta:creation-date>
    <dc:date>2014-03-30T15:25:37</dc:date>
    <meta:editing-duration>PT1H37M4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24" meta:word-count="277" meta:character-count="1785" meta:non-whitespace-character-count="1506"/>
  </office:meta>
</office:document-meta>
</file>